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3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d1e75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>
      <style:paragraph-properties fo:margin-top="0.42cm" fo:margin-bottom="0.349cm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3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/>
      <style:text-properties officeooo:paragraph-rsid="00d1e75c"/>
    </style:style>
    <style:style style:name="P5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d1e75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3">
      <style:paragraph-properties fo:line-height="115%" fo:text-align="justify" style:justify-single-word="false"/>
      <style:text-properties officeooo:paragraph-rsid="0073b842"/>
    </style:style>
    <style:style style:name="P7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1" fo:font-size="12pt" fo:font-weight="bold" officeooo:rsid="0067a69c" officeooo:paragraph-rsid="0073b842" fo:background-color="#ff8000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5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top="0.302cm" fo:margin-bottom="0.584cm" style:contextual-spacing="false" fo:line-height="115%" fo:text-align="justify" style:justify-single-word="false"/>
      <style:text-properties officeooo:paragraph-rsid="006e3ebd"/>
    </style:style>
    <style:style style:name="P78" style:family="paragraph" style:parent-style-name="Text_20_body">
      <style:paragraph-properties fo:text-align="justify" style:justify-single-word="false"/>
      <style:text-properties officeooo:paragraph-rsid="007b29da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style:paragraph-properties fo:break-before="auto" fo:break-after="auto"/>
      <style:text-properties officeooo:paragraph-rsid="003e7901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style:use-window-font-color="true" loext:opacity="0%" style:font-name="Times New Roman1" fo:font-size="11pt" fo:language="es" fo:country="ES" fo:font-weight="bold" officeooo:rsid="00bc2b68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2" style:family="text">
      <style:text-properties style:use-window-font-color="true" loext:opacity="0%" style:font-name="Times New Roman1" fo:font-size="11pt" fo:language="es" fo:country="ES" fo:font-weight="bold" officeooo:rsid="00bce5d4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3" style:family="text">
      <style:text-properties fo:font-style="normal" officeooo:rsid="006a7cbe" style:font-style-asian="normal" style:font-style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d3072a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letter-spacing="-0.004cm" fo:font-weight="normal" officeooo:rsid="00d5e421" style:font-weight-asian="normal" style:font-name-complex="Times New Roman2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letter-spacing="-0.004cm" fo:font-weight="normal" officeooo:rsid="00d6aa42" style:font-weight-asian="normal" style:font-name-complex="Times New Roman2" style:font-weight-complex="normal"/>
    </style:style>
    <style:style style:name="T38" style:family="text">
      <style:text-properties fo:font-weight="normal" officeooo:rsid="009b771c" style:font-weight-asian="normal" style:font-weight-complex="normal"/>
    </style:style>
    <style:style style:name="T39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9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50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7" style:family="text">
      <style:text-properties fo:font-weight="bold" style:font-weight-asian="bold"/>
    </style:style>
    <style:style style:name="T58" style:family="text">
      <style:text-properties fo:color="#000000" loext:opacity="100%" fo:font-weight="bold" style:font-weight-asian="bold"/>
    </style:style>
    <style:style style:name="T59" style:family="text">
      <style:text-properties fo:font-weight="normal" officeooo:rsid="006eff1a" style:font-name-asian="Times New Roman2" style:font-weight-asian="normal" style:font-name-complex="Times New Roman2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3" style:family="text">
      <style:text-properties fo:font-weight="normal" officeooo:rsid="00258142" style:font-name-asian="Times New Roman2" style:font-weight-asian="normal" style:font-name-complex="Times New Roman2"/>
    </style:style>
    <style:style style:name="T64" style:family="text">
      <style:text-properties fo:font-weight="normal" style:font-name-asian="Times New Roman2" style:font-weight-asian="normal" style:font-name-complex="Times New Roman2"/>
    </style:style>
    <style:style style:name="T65" style:family="text">
      <style:text-properties fo:font-weight="normal" officeooo:rsid="006a7cbe" style:font-name-asian="Times New Roman2" style:font-weight-asian="normal" style:font-name-complex="Times New Roman2"/>
    </style:style>
    <style:style style:name="T66" style:family="text">
      <style:text-properties fo:font-weight="normal" officeooo:rsid="002650d4" style:font-name-asian="Times New Roman2" style:font-weight-asian="normal" style:font-name-complex="Times New Roman2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8" style:family="text">
      <style:text-properties officeooo:rsid="003a3611"/>
    </style:style>
    <style:style style:name="T69" style:family="text">
      <style:text-properties officeooo:rsid="00cd71b0"/>
    </style:style>
    <style:style style:name="T70" style:family="text">
      <style:text-properties officeooo:rsid="006b5a91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officeooo:rsid="00bacb34"/>
    </style:style>
    <style:style style:name="T77" style:family="text">
      <style:text-properties officeooo:rsid="00d712a2"/>
    </style:style>
    <style:style style:name="T78" style:family="text">
      <style:text-properties officeooo:rsid="00386a6c"/>
    </style:style>
    <style:style style:name="T79" style:family="text">
      <style:text-properties officeooo:rsid="00272c16"/>
    </style:style>
    <style:style style:name="T80" style:family="text">
      <style:text-properties officeooo:rsid="00c2f6a3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0d1e75c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d1e75c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style:font-name="Times New Roman1" fo:font-size="12pt" fo:font-weight="bold" officeooo:rsid="002ca7dd" style:font-name-asian="Times New Roman2" style:font-size-asian="12pt" style:font-weight-asian="bold" style:font-name-complex="Times New Roman2" style:font-size-complex="12pt"/>
    </style:style>
    <style:style style:name="T89" style:family="text">
      <style:text-properties style:font-name="Times New Roman1" fo:font-size="12pt" fo:font-weight="bold" officeooo:rsid="006b5a91" style:font-name-asian="Times New Roman2" style:font-size-asian="12pt" style:font-weight-asian="bold" style:font-name-complex="Times New Roman2" style:font-size-complex="12pt"/>
    </style:style>
    <style:style style:name="T90" style:family="text">
      <style:text-properties fo:color="#000000" loext:opacity="100%" officeooo:rsid="0067a69c" fo:background-color="#ff8000" loext:char-shading-value="0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d275f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7" style:family="text">
      <style:text-properties officeooo:rsid="00815d7c"/>
    </style:style>
    <style:style style:name="T98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1a4a895" style:text-blinking="false" fo:background-color="transparent" loext:char-shading-value="0" style:font-family-asian="'Times New Roman'" style:language-asian="en" style:country-asian="US" style:font-style-asian="normal" style:font-family-complex="'Times New Roman'" style:language-complex="ar" style:country-complex="SA" style:font-style-complex="normal" style:font-weight-complex="bold"/>
    </style:style>
    <style:style style:name="T99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0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4" style:family="text">
      <style:text-properties officeooo:rsid="007b29da"/>
    </style:style>
    <style:style style:name="T105" style:family="text">
      <style:text-properties officeooo:rsid="007f6d2d"/>
    </style:style>
    <style:style style:name="T106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7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8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2" style:family="text">
      <style:text-properties officeooo:rsid="008a0de9"/>
    </style:style>
    <style:style style:name="T113" style:family="text">
      <style:text-properties officeooo:rsid="000f08de"/>
    </style:style>
    <style:style style:name="T114" style:family="text">
      <style:text-properties officeooo:rsid="007c578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7" style:family="text">
      <style:text-properties fo:font-size="11pt" style:font-size-asian="11pt" style:font-size-complex="11pt"/>
    </style:style>
    <style:style style:name="T118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9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[curso;type='text';</text:span></text:span><text:span text:style-name="Fuente_20_de_20_párrafo_20_predeter."><text:span text:style-name="T11">ope</text:span></text:span><text:span text:style-name="Fuente_20_de_20_párrafo_20_predeter."><text:span text:style-name="T10">=</text:span></text:span><text:span text:style-name="Fuente_20_de_20_párrafo_20_predeter."><text:span text:style-name="T12">utf8,</text:span></text:span><text:span text:style-name="Fuente_20_de_20_párrafo_20_predeter."><text:span text:style-name="T10">upper;title='Curso escolar';placeholder='2024/2025';pattern='^[0-9]{4}/[0-9]{4}$';patternmsg='Formato esperado: AAAA/AAAA';required='true']</text:span></text:span></text:p>
      <text:p text:style-name="P2"><text:bookmark-end text:name="__DdeLink__1512_95021444"/></text:p>
      <text:p text:style-name="P3"><text:span text:style-name="T13"/></text:p>
      <text:p text:style-name="P4"><text:span text:style-name="T14">El </text:span><text:span text:style-name="T15">presente</text:span><text:span text:style-name="T16"> </text:span><text:span text:style-name="T14">informe </text:span><text:span text:style-name="T15">tiene como objet</text:span><text:span text:style-name="T17">o </text:span><text:span text:style-name="T14">proponer </text:span><text:span text:style-name="T18">el desarrollo </text:span><text:span text:style-name="T19">técnico y económico del </text:span><text:span text:style-name="Fuente_20_de_20_párrafo_20_predeter."><text:span text:style-name="T20">proyecto de</text:span></text:span><text:span text:style-name="Fuente_20_de_20_párrafo_20_predeter."><text:span text:style-name="T21">nominado </text:span></text:span><text:span text:style-name="Fuente_20_de_20_párrafo_20_predeter."><text:span text:style-name="T22">[post_title]</text:span></text:span><text:span text:style-name="Fuente_20_de_20_párrafo_20_predeter."><text:span text:style-name="T21">, amparado en la competencia que le atribuye a esta Dirección General el artículo 17, </text:span></text:span><text:span text:style-name="Fuente_20_de_20_párrafo_20_predeter."><text:span text:style-name="T23">nº</text:span></text:span><text:span text:style-name="Fuente_20_de_20_párrafo_20_predeter."><text:span text:style-name="T21"> [numero_decreto;type='number';title='Número del decreto';placeholder='17';minvalue='1';maxvalue='999';description='Número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required='true'], </text:span></text:span><text:span text:style-name="Fuente_20_de_20_párrafo_20_predeter."><text:span text:style-name="T23">l</text:span></text:span><text:span text:style-name="Fuente_20_de_20_párrafo_20_predeter."><text:span text:style-name="T23">e</text:span></text:span><text:span text:style-name="Fuente_20_de_20_párrafo_20_predeter."><text:span text:style-name="T23">t</text:span></text:span><text:span text:style-name="Fuente_20_de_20_párrafo_20_predeter."><text:span text:style-name="T23">r</text:span></text:span><text:span text:style-name="Fuente_20_de_20_párrafo_20_predeter."><text:span text:style-name="T23">a </text:span></text:span><text:span text:style-name="Fuente_20_de_20_párrafo_20_predeter."><text:span text:style-name="T21">[letra_decreto;type='text';title='Letra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placeholder='a';pattern='^[A-Za-z]$';patternmsg='Debe ser una única letra';required='true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;required='true'].</text:span></text:span></text:p>
      <text:p text:style-name="P5"><text:span text:style-name="Fuente_20_de_20_párrafo_20_predeter."><text:span text:style-name="T25"/></text:span></text:p>
      <text:p text:style-name="P6"><text:span text:style-name="Fuente_20_de_20_párrafo_20_predeter."><text:span text:style-name="T26">El proyecto </text:span></text:span><text:span text:style-name="Fuente_20_de_20_párrafo_20_predeter."><text:span text:style-name="T27">propuesto</text:span></text:span><text:span text:style-name="Fuente_20_de_20_párrafo_20_predeter."><text:span text:style-name="T26"> tiene las siguientes características:</text:span></text:span></text:p>
      <text:p text:style-name="P6"><text:span text:style-name="Fuente_20_de_20_párrafo_20_predeter."><text:span text:style-name="T28"/></text:span></text:p>
      <text:p text:style-name="P7">BLOQUE I: PROPUESTA EDUCATIVA SOBRE EL DESARROLLO DEL PROYECTO.</text:p>
      <text:p text:style-name="P8"><text:span text:style-name="T29"/></text:p>
      <text:p text:style-name="P8"><text:span text:style-name="T30">Á</text:span><text:span text:style-name="T31">rea/programa educativo:</text:span></text:p>
      <text:p text:style-name="P9"/>
      <text:list xml:id="list1392034975" text:style-name="L1">
        <text:list-header>
          <text:p text:style-name="P10"><text:span text:style-name="Fuente_20_de_20_párrafo_20_predeter."><text:span text:style-name="T32">T</text:span></text:span><text:span text:style-name="Fuente_20_de_20_párrafo_20_predeter."><text:span text:style-name="T33">ítulo:</text:span></text:span><text:span text:style-name="Fuente_20_de_20_párrafo_20_predeter."><text:span text:style-name="T34"> [post_title]</text:span></text:span></text:p>
          <text:p text:style-name="P11"/>
          <text:p text:style-name="P12"><text:span text:style-name="T33">Objeto: </text:span><text:span text:style-name="Fuente_20_de_20_párrafo_20_predeter."><text:span text:style-name="T34">[objeto;type='textarea';title='Objeto';description='Descripción del objeto del proyecto';required='true']</text:span></text:span></text:p>
          <text:p text:style-name="P12"><text:span text:style-name="Fuente_20_de_20_párrafo_20_predeter."><text:span text:style-name="T33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5">[lineadeactuacion;type='textarea';title='Líneas de actuación';</text:span></text:span><text:span text:style-name="Fuente_20_de_20_párrafo_20_predeter."><text:span text:style-name="T36">d</text:span></text:span><text:span text:style-name="Fuente_20_de_20_párrafo_20_predeter."><text:span text:style-name="T36">e</text:span></text:span><text:span text:style-name="Fuente_20_de_20_párrafo_20_predeter."><text:span text:style-name="T36">scription='Basado en los objetivos estratégicos </text:span></text:span><text:span text:style-name="Fuente_20_de_20_párrafo_20_predeter."><text:span text:style-name="T37">de la Consejeria</text:span></text:span><text:span text:style-name="Fuente_20_de_20_párrafo_20_predeter."><text:span text:style-name="T36">'</text:span></text:span><text:span text:style-name="Fuente_20_de_20_párrafo_20_predeter."><text:span text:style-name="T35">;required='true']</text:span></text:span></text:p>
          <text:p text:style-name="P14"/>
        </text:list-header>
      </text:list>
      <text:list text:continue-list="list1392034975" text:style-name="L1">
        <text:list-header>
          <text:p text:style-name="P15">Destinatarios: <text:span text:style-name="T38">[destinatarios;type='text';title='Destinatarios';placeholder='Público destinatario del proyecto';required='true']</text:span></text:p>
          <text:p text:style-name="P16"/>
          <text:p text:style-name="P17"><text:span text:style-name="Fuente_20_de_20_párrafo_20_predeter."><text:span text:style-name="T39">Alcance:</text:span></text:span></text:p>
          <text:p text:style-name="P18"><text:soft-page-break/><text:span text:style-name="Fuente_20_de_20_párrafo_20_predeter."><text:span text:style-name="T40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;required='true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;required='true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;required='true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;required='true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41">BLOQUE I</text:span></text:span><text:span text:style-name="Fuente_20_de_20_párrafo_20_predeter."><text:span text:style-name="T42">I</text:span></text:span><text:span text:style-name="Fuente_20_de_20_párrafo_20_predeter."><text:span text:style-name="T41">: PROPUESTA ECONÓMICA NECESARIA PARA EL DESARROLLO DEL PROYECTO.</text:span></text:span></text:p>
        </text:list-header>
      </text:list>
      <text:p text:style-name="P25"><text:span text:style-name="T43">La e</text:span><text:span text:style-name="T44">stimación del gasto máximo </text:span><text:span text:style-name="T45">que conllevará </text:span><text:span text:style-name="T44">dicho proyecto</text:span><text:span text:style-name="T46"> </text:span><text:span text:style-name="T45">EN EL PRESENTE EJERCICIO </text:span><text:span text:style-name="T47">es</text:span><text:span text:style-name="T45"> </text:span><text:span text:style-name="T46">d</text:span><text:span text:style-name="T48">e</text:span><text:span text:style-name="Fuente_20_de_20_párrafo_20_predeter."><text:span text:style-name="T48"> [gasto_letra;type='text';title='Gasto total (en letra)';placeholder='Doscientos euros';required='true'] </text:span></text:span><text:span text:style-name="Fuente_20_de_20_párrafo_20_predeter."><text:span text:style-name="T49">(</text:span></text:span><text:span text:style-name="Fuente_20_de_20_párrafo_20_predeter."><text:span text:style-name="T48">[gasto_numero;type='number';title='Gasto total (número)';placeholder='0';minvalue='0';frm='0.000,00 €';required='true']</text:span></text:span><text:span text:style-name="Fuente_20_de_20_párrafo_20_predeter."><text:span text:style-name="T49">)</text:span></text:span><text:span text:style-name="Fuente_20_de_20_párrafo_20_predeter."><text:span text:style-name="T50"> </text:span></text:span><text:span text:style-name="T50">e</text:span><text:span text:style-name="T51">uros</text:span><text:span text:style-name="T52">, </text:span><text:span text:style-name="T53">con cargo a la</text:span><text:span text:style-name="T54"> partida presupuestaria [partida;type='text';title='Partida presupuestaria';placeholder='18.02.322A.640.00';required='true']</text:span><text:span text:style-name="Fuente_20_de_20_párrafo_20_predeter."><text:span text:style-name="T55">, </text:span></text:span><text:span text:style-name="T55">c</text:span><text:span text:style-name="T51">on el siguiente </text:span><text:span text:style-name="T56">desglose</text:span><text:span text:style-name="T51">:</text:span></text:p>
      <text:p text:style-name="P26"/>
      <text:p text:style-name="P26">[onshow;block=begin;bloc=g_libramientos]</text:p>
      <text:list xml:id="list123360980580583" text:continue-numbering="true" text:style-name="L3">
        <text:list-header>
          <text:p text:style-name="P27"><text:span text:style-name="T57">LIBRAMIENTO A CENTROS</text:span><text:span text:style-name="T58">:</text:span></text:p>
        </text:list-header>
      </text:list>
      <text:p text:style-name="P28"><text:span text:style-name="T59"/></text:p>
      <text:p text:style-name="P29"><text:span text:style-name="Fuente_20_de_20_párrafo_20_predeter."><text:span text:style-name="T60">Para el desarrollo del proyecto </text:span></text:span><text:span text:style-name="Fuente_20_de_20_párrafo_20_predeter."><text:span text:style-name="T61">es</text:span></text:span><text:span text:style-name="Fuente_20_de_20_párrafo_20_predeter."><text:span text:style-name="T60"> necesari</text:span></text:span><text:span text:style-name="Fuente_20_de_20_párrafo_20_predeter."><text:span text:style-name="T62">o</text:span></text:span><text:span text:style-name="T63"> realizar </text:span><text:span text:style-name="T64">un libramiento a </text:span><text:span text:style-name="T65">los siguientes </text:span><text:span text:style-name="T64">centro</text:span><text:span text:style-name="T66">s </text:span><text:span text:style-name="T59">con la finalidad que se indica:</text:span></text:p>
      <text:p text:style-name="P30"><text:span text:style-name="Fuente_20_de_20_párrafo_20_predeter."><text:span text:style-name="T67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8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<text:span text:style-name="T69">Importe</text:span>';minvalue='0';placeholder='0';frm='0.000,00 €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123359483629148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>[libramientos_total;type='num<text:soft-page-break/>ber';title='Total de libramientos (suma)';minvalue='0';placeholder='0';frm='0.000,00 €';description='Indicar la suma total solo en caso de haber libramientos';required='true']</text:p>
          </table:table-cell>
        </table:table-row>
      </table:table>
      <text:p text:style-name="P37">[onshow;block=end]</text:p>
      <text:p text:style-name="P38">[onshow;block=begin;bloc=servicios_proveedor]</text:p>
      <text:list xml:id="list123360958917553" text:continue-list="list123360980580583" text:style-name="L3">
        <text:list-header>
          <text:p text:style-name="P39">S<text:span text:style-name="T70">ERVICIOS</text:span> a contratar:</text:p>
        </text:list-header>
      </text:list>
      <text:p text:style-name="P40"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73">servicios</text:span></text:span><text:span text:style-name="Fuente_20_de_20_párrafo_20_predeter."><text:span text:style-name="T71"> </text:span></text:span><text:span text:style-name="Fuente_20_de_20_párrafo_20_predeter."><text:span text:style-name="T74">e importes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 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1">EMPRESA/PROVEEDOR</text:p>
          </table:table-cell>
          <table:table-cell table:style-name="Tabla3.A1" table:number-columns-spanned="4" office:value-type="string">
            <text:p text:style-name="P41">[servicios_proveedor;type='text';title='<text:span text:style-name="T76">Servicios </text:span>Proveedor';placeholder='Nombre proveedor';<text:span text:style-name="T77">description='SI ES DESPLAZAMIENTOS, PREGUNTAR A CAROL LA AGENCIA Y EL IMPORTE APROXIMADO , PONER SIEMPRE POR LO ALTO.'</text:span>;required='true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2">CIF/NIF</text:p>
          </table:table-cell>
          <table:table-cell table:style-name="Tabla3.G1" table:number-columns-spanned="2" office:value-type="string">
            <text:p text:style-name="P43">[servicios_cif;type='text';title='ServiciosCIF/NIF';placeholder='B12345678';pattern='^[A-HJNPQRSUVW][0-9]{7}[0-9A-J]$';patternmsg='CIF no válido';required='true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1">Correo electrónico</text:p>
          </table:table-cell>
          <table:table-cell table:style-name="Tabla3.A2" table:number-columns-spanned="4" office:value-type="string">
            <text:p text:style-name="P41">[servicios_email;type='email';title='Servicios Correo';placeholder='proveedor@correo.es';required='true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2">Teléfono</text:p>
          </table:table-cell>
          <table:table-cell table:style-name="Tabla3.G2" table:number-columns-spanned="2" office:value-type="string">
            <text:p text:style-name="P43">[servicios_telefono;type='text';title='Servicios Teléfono';placeholder='600000000';required='true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1">CONCEPTOS</text:p>
          </table:table-cell>
          <table:covered-table-cell/>
          <table:table-cell table:style-name="Tabla3.A2" office:value-type="string">
            <text:p text:style-name="P44"><text:span text:style-name="T78">CANTIDAD</text:span><text:span text:style-name="T79"> </text:span></text:p>
          </table:table-cell>
          <table:table-cell table:style-name="Tabla3.A2" office:value-type="string">
            <text:p text:style-name="P45">IMPORTE UNITARIO</text:p>
          </table:table-cell>
          <table:table-cell table:style-name="Tabla3.A2" office:value-type="string">
            <text:p text:style-name="P46">IMPORT<text:span text:style-name="T68">E SIN IMPUESTOS</text:span></text:p>
          </table:table-cell>
          <table:table-cell table:style-name="Tabla3.A2" office:value-type="string">
            <text:p text:style-name="P42">IGIC</text:p>
          </table:table-cell>
          <table:table-cell table:style-name="Tabla3.A2" office:value-type="string">
            <text:p text:style-name="P43">IRPF</text:p>
          </table:table-cell>
          <table:table-cell table:style-name="Tabla3.G2" office:value-type="string">
            <text:p text:style-name="P47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23359483629148" text:style-name="L4">
              <text:list-header>
                <text:p text:style-name="P48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8">[g_servicios.cantidad;type='number';title='Cantidad';minvalue='0';<text:soft-page-break/>placeholder='0';frm='0']</text:p>
              </text:list-header>
            </text:list>
          </table:table-cell>
          <table:table-cell table:style-name="Tabla3.D4" office:value-type="string">
            <text:p text:style-name="P49">[g_servicios.unitario;type='number';title='Importe unitario';minvalue='0';<text:soft-page-break/>placeholder='0';frm='0.000,00 €']</text:p>
          </table:table-cell>
          <table:table-cell table:style-name="Tabla3.E4" office:value-type="string">
            <text:p text:style-name="P50">[g_servicios.sinimpuestos;type='number';title='Importe sin impuestos';<text:soft-page-break/>minvalue='0';placeholder='0';frm='0.000,00 €']</text:p>
          </table:table-cell>
          <table:table-cell table:style-name="Tabla3.F4" office:value-type="string">
            <text:p text:style-name="P50">[g_servicios.igic;type='number';title='IGIC (%)';minvalue='0';maxvalue='100';placeho<text:soft-page-break/>lder='0';frm='<text:span text:style-name="T80">0.0</text:span>0 %']<office:annotation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3.G4" office:value-type="string">
            <text:p text:style-name="P50">[g_servicios.irpf;type='number';title='IRPF <text:soft-page-break/>(%)';minvalue='0';maxvalue='100';placeholder='0';frm='0 %']</text:p>
          </table:table-cell>
          <table:table-cell table:style-name="Tabla3.H4" office:value-type="string">
            <text:p text:style-name="P50">[g_servicios.total;type='number';title='Total';minval<text:soft-page-break/>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8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text';title='Total';required='true']</text:p>
          </table:table-cell>
        </table:table-row>
      </table:table>
      <text:p text:style-name="P52"><text:span text:style-name="Fuente_20_de_20_párrafo_20_predeter."><text:span text:style-name="T82">PONER ESTO SI ESTÁ EXENTO, SI NO BORRARLO: </text:span></text:span><text:span text:style-name="Fuente_20_de_20_párrafo_20_predeter."><text:span text:style-name="T83">* Operación exenta del Impuesto General Indirecto Canario.</text:span></text:span></text:p>
      <text:p text:style-name="P53"><text:span text:style-name="Fuente_20_de_20_párrafo_20_predeter."><text:span text:style-name="T84">[onshow;block=end]</text:span></text:span></text:p>
      <text:p text:style-name="P54"><text:span text:style-name="Fuente_20_de_20_párrafo_20_predeter."><text:span text:style-name="T85">Ejemplos</text:span></text:span></text:p>
      <text:p text:style-name="P54"><text:span text:style-name="Fuente_20_de_20_párrafo_20_predeter."><text:span text:style-name="T85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5">CONCEPTOS</text:p>
          </table:table-cell>
          <table:table-cell table:style-name="Tabla7.A1" office:value-type="string">
            <text:p text:style-name="P56"><text:span text:style-name="T78">CANTIDAD</text:span><text:span text:style-name="T79"> </text:span></text:p>
          </table:table-cell>
          <table:table-cell table:style-name="Tabla7.A1" office:value-type="string">
            <text:p text:style-name="P56">IMPORTE UNITARIO</text:p>
          </table:table-cell>
          <table:table-cell table:style-name="Tabla7.A1" office:value-type="string">
            <text:p text:style-name="P57">IMPORT<text:span text:style-name="T68">E SIN IMPUESTOS</text:span></text:p>
          </table:table-cell>
          <table:table-cell table:style-name="Tabla7.E1" office:value-type="string">
            <text:p text:style-name="P58">IGIC 7%</text:p>
          </table:table-cell>
          <table:table-cell table:style-name="Tabla7.A1" office:value-type="string">
            <text:p text:style-name="P59">IRPF</text:p>
          </table:table-cell>
          <table:table-cell table:style-name="Tabla7.G1" office:value-type="string">
            <text:p text:style-name="P60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61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61">1</text:p>
              </text:list-header>
            </text:list>
          </table:table-cell>
          <table:table-cell table:style-name="Tabla7.C2" office:value-type="string">
            <text:p text:style-name="P62">100€</text:p>
          </table:table-cell>
          <table:table-cell table:style-name="Tabla7.D2" office:value-type="string">
            <text:p text:style-name="P63">100€</text:p>
          </table:table-cell>
          <table:table-cell table:style-name="Tabla7.E2" office:value-type="string">
            <text:p text:style-name="P63">7€<office:annotation office:name="__Annotation__995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7.F2" office:value-type="string">
            <text:p text:style-name="P63">-</text:p>
          </table:table-cell>
          <table:table-cell table:style-name="Tabla7.G2" office:value-type="string">
            <text:p text:style-name="P63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7.B3" office:value-type="string">
            <text:list xml:id="list123360469310273" text:continue-numbering="true" text:style-name="L4">
              <text:list-header>
                <text:p text:style-name="P61"/>
              </text:list-header>
            </text:list>
          </table:table-cell>
          <table:table-cell table:style-name="Tabla7.C3" office:value-type="string">
            <text:p text:style-name="P62">TOTAL</text:p>
          </table:table-cell>
          <table:table-cell table:style-name="Tabla7.D3" office:value-type="string">
            <text:p text:style-name="P63">100€</text:p>
          </table:table-cell>
          <table:table-cell table:style-name="Tabla7.E3" office:value-type="string">
            <text:p text:style-name="P63">7</text:p>
          </table:table-cell>
          <table:table-cell table:style-name="Tabla7.F3" office:value-type="string">
            <text:p text:style-name="P63">-</text:p>
          </table:table-cell>
          <table:table-cell table:style-name="Tabla7.G3" office:value-type="string">
            <text:p text:style-name="P65">107<office:annotation loext:resolved="false"><dc:creator>NATALIA RODRIGUEZ HERNANDEZ</dc:creator><dc:date>2025-10-16T12:37:48.880092716</dc:date><text:p text:style-name="P51"><text:span text:style-name="T81">ESTA CANTIDAD ES LA QUE SE SUMA PARA EL TOTAL</text:span></text:p></office:annotation>€</text:p>
          </table:table-cell>
        </table:table-row>
      </table:table>
      <text:list text:style-name="L5">
        <text:list-item>
          <text:p text:style-name="P66"><text:span text:style-name="Fuente_20_de_20_párrafo_20_predeter."><text:span text:style-name="T85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5">CONCEPTOS</text:p>
          </table:table-cell>
          <table:table-cell table:style-name="Tabla5.A1" office:value-type="string">
            <text:p text:style-name="P56"><text:span text:style-name="T78">CANTIDAD</text:span><text:span text:style-name="T79"> </text:span></text:p>
          </table:table-cell>
          <table:table-cell table:style-name="Tabla5.A1" office:value-type="string">
            <text:p text:style-name="P56">IMPORTE UNITARIO</text:p>
          </table:table-cell>
          <table:table-cell table:style-name="Tabla5.A1" office:value-type="string">
            <text:p text:style-name="P57">IMPORT<text:span text:style-name="T68">E SIN IMPUESTOS</text:span></text:p>
          </table:table-cell>
          <table:table-cell table:style-name="Tabla5.E1" office:value-type="string">
            <text:p text:style-name="P58">IGIC 7%</text:p>
          </table:table-cell>
          <table:table-cell table:style-name="Tabla5.A1" office:value-type="string">
            <text:p text:style-name="P59">IRPF</text:p>
            <text:p text:style-name="P59">15%</text:p>
          </table:table-cell>
          <table:table-cell table:style-name="Tabla5.G1" office:value-type="string">
            <text:p text:style-name="P60">TOTAL</text:p>
          </table:table-cell>
        </table:table-row>
        <table:table-row table:style-name="Tabla5.2">
          <table:table-cell table:style-name="Tabla5.A2" office:value-type="string">
            <text:list text:continue-list="list123360469310273" text:style-name="L4">
              <text:list-header>
                <text:p text:style-name="P61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61"><office:annotation office:name="__Annotation__988_4282402925" loext:resolved="false"><dc:creator>NATALIA RODRIGUEZ HERNANDEZ</dc:creator><dc:date>2025-06-13T11:51:24.308927732</dc:date><text:p text:style-name="P51"><text:span text:style-name="T81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2">100€</text:p>
          </table:table-cell>
          <table:table-cell table:style-name="Tabla5.D2" office:value-type="string">
            <text:p text:style-name="P63">100€</text:p>
          </table:table-cell>
          <table:table-cell table:style-name="Tabla5.E2" office:value-type="string">
            <text:p text:style-name="P63">-<office:annotation office:name="__Annotation__989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5.F2" office:value-type="string">
            <text:p text:style-name="P63">15€</text:p>
          </table:table-cell>
          <table:table-cell table:style-name="Tabla5.G2" office:value-type="string">
            <text:p text:style-name="P63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5.B3" office:value-type="string">
            <text:list xml:id="list123359129966708" text:continue-numbering="true" text:style-name="L4">
              <text:list-header>
                <text:p text:style-name="P61"/>
              </text:list-header>
            </text:list>
          </table:table-cell>
          <table:table-cell table:style-name="Tabla5.C3" office:value-type="string">
            <text:p text:style-name="P62">TOTAL</text:p>
          </table:table-cell>
          <table:table-cell table:style-name="Tabla5.D3" office:value-type="string">
            <text:p text:style-name="P67">100€</text:p>
          </table:table-cell>
          <table:table-cell table:style-name="Tabla5.E3" office:value-type="string">
            <text:p text:style-name="P63">-</text:p>
          </table:table-cell>
          <table:table-cell table:style-name="Tabla5.F3" office:value-type="string">
            <text:p text:style-name="P63">15€</text:p>
          </table:table-cell>
          <table:table-cell table:style-name="Tabla5.G3" office:value-type="string">
            <text:p text:style-name="P68">85e</text:p>
          </table:table-cell>
        </table:table-row>
      </table:table>
      <text:p text:style-name="P54"><text:span text:style-name="Fuente_20_de_20_párrafo_20_predeter."><text:span text:style-name="T86"/></text:span></text:p>
      <text:p text:style-name="P69"><text:soft-page-break/><text:span text:style-name="Fuente_20_de_20_párrafo_20_predeter."><text:span text:style-name="T71">[onshow;block=begin;bloc=</text:span></text:span><text:span text:style-name="Fuente_20_de_20_párrafo_20_predeter."><text:span text:style-name="T87">s</text:span></text:span><text:span text:style-name="Fuente_20_de_20_párrafo_20_predeter."><text:span text:style-name="T87">u</text:span></text:span><text:span text:style-name="Fuente_20_de_20_párrafo_20_predeter."><text:span text:style-name="T87">m</text:span></text:span><text:span text:style-name="Fuente_20_de_20_párrafo_20_predeter."><text:span text:style-name="T87">i</text:span></text:span><text:span text:style-name="Fuente_20_de_20_párrafo_20_predeter."><text:span text:style-name="T87">n</text:span></text:span><text:span text:style-name="Fuente_20_de_20_párrafo_20_predeter."><text:span text:style-name="T87">i</text:span></text:span><text:span text:style-name="Fuente_20_de_20_párrafo_20_predeter."><text:span text:style-name="T87">s</text:span></text:span><text:span text:style-name="Fuente_20_de_20_párrafo_20_predeter."><text:span text:style-name="T87">t</text:span></text:span><text:span text:style-name="Fuente_20_de_20_párrafo_20_predeter."><text:span text:style-name="T87">r</text:span></text:span><text:span text:style-name="Fuente_20_de_20_párrafo_20_predeter."><text:span text:style-name="T87">o</text:span></text:span><text:span text:style-name="Fuente_20_de_20_párrafo_20_predeter."><text:span text:style-name="T87">s</text:span></text:span><text:span text:style-name="Fuente_20_de_20_párrafo_20_predeter."><text:span text:style-name="T71">_proveedor]<text:line-break/></text:span></text:span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87">suministros</text:span></text:span><text:span text:style-name="Fuente_20_de_20_párrafo_20_predeter."><text:span text:style-name="T71"> que se relaciona</text:span></text:span><text:span text:style-name="Fuente_20_de_20_párrafo_20_predeter."><text:span text:style-name="T75">n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</text:span></text:span></text:p>
      <text:p text:style-name="P69"><text:span text:style-name="Fuente_20_de_20_párrafo_20_predeter."><text:span text:style-name="T75"/></text:span></text:p>
      <text:list xml:id="list123361083294344" text:continue-list="list123360958917553" text:style-name="L3">
        <text:list-header>
          <text:p text:style-name="P70"><text:span text:style-name="T88">S</text:span><text:span text:style-name="T89">UMINISTROS </text:span><text:span text:style-name="T88">a contratar:</text:span></text:p>
        </text:list-header>
      </text:list>
      <text:p text:style-name="P7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1">EMPRESA/PROVEEDOR</text:p>
          </table:table-cell>
          <table:table-cell table:style-name="Tabla1.A1" table:number-columns-spanned="4" office:value-type="string">
            <text:p text:style-name="P41">[suministros_proveedor;type='text';title='<text:span text:style-name="T76">Suministros </text:span>Proveedor';placeholder='Nombre proveedor';required='true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2">CIF/NIF</text:p>
          </table:table-cell>
          <table:table-cell table:style-name="Tabla1.G1" table:number-columns-spanned="2" office:value-type="string">
            <text:p text:style-name="P43">[suministros_cif;type='text';title='Suministros CIF/NIF';placeholder='B12345678';required='true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1">Correo electrónico</text:p>
          </table:table-cell>
          <table:covered-table-cell/>
          <table:table-cell table:style-name="Tabla1.A2" table:number-columns-spanned="2" office:value-type="string">
            <text:p text:style-name="P41">[suministros_email;type='email';title='Suministros Correo';placeholder='proveedor@correo.es';required='true']</text:p>
          </table:table-cell>
          <table:covered-table-cell/>
          <table:table-cell table:style-name="Tabla1.A2" office:value-type="string">
            <text:p text:style-name="P42">Teléfono</text:p>
          </table:table-cell>
          <table:table-cell table:style-name="Tabla1.F2" table:number-columns-spanned="3" office:value-type="string">
            <text:p text:style-name="P72">[suministros_telefono;type='text';title='Suministros Teléfono';placeholder='600000000';required='true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1">CONCEPTOS</text:p>
          </table:table-cell>
          <table:covered-table-cell/>
          <table:table-cell table:style-name="Tabla1.C3" office:value-type="string">
            <text:p text:style-name="P44"><text:span text:style-name="T78">CANTIDAD</text:span><text:span text:style-name="T79"> </text:span></text:p>
          </table:table-cell>
          <table:table-cell table:style-name="Tabla1.D3" office:value-type="string">
            <text:p text:style-name="P45">IMPORTE UNITARIO</text:p>
          </table:table-cell>
          <table:table-cell table:style-name="Tabla1.E3" office:value-type="string">
            <text:p text:style-name="P46">IMPORT<text:span text:style-name="T68">E SIN IMPUESTOS</text:span></text:p>
          </table:table-cell>
          <table:table-cell table:style-name="Tabla1.F3" office:value-type="string">
            <text:p text:style-name="P42">IGIC</text:p>
          </table:table-cell>
          <table:table-cell table:style-name="Tabla1.G3" office:value-type="string">
            <text:p text:style-name="P43">IRPF</text:p>
          </table:table-cell>
          <table:table-cell table:style-name="Tabla1.H3" office:value-type="string">
            <text:p text:style-name="P47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123359129966708" text:style-name="L4">
              <text:list-header>
                <text:p text:style-name="P48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123359168926752" text:continue-numbering="true" text:style-name="L4">
              <text:list-header>
                <text:p text:style-name="P48"><office:annotation office:name="__Annotation__984_536106282" loext:resolved="false"><dc:creator>NATALIA RODRIGUEZ HERNANDEZ</dc:creator><dc:date>2025-06-13T11:51:24.308927732</dc:date><text:p text:style-name="P51"><text:span text:style-name="T81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</text:p>
          </table:table-cell>
          <table:table-cell table:style-name="Tabla1.E4" office:value-type="string">
            <text:p text:style-name="P50">[g_suministros.sinimpuestos;type='text';title='Importe sin impuestos']</text:p>
          </table:table-cell>
          <table:table-cell table:style-name="Tabla1.F4" office:value-type="string">
            <text:p text:style-name="P50">[g_suministros.igic;type='text';title='IGIC']<office:annotation office:name="__Annotation__985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1.G4" office:value-type="string">
            <text:p text:style-name="P50">[g_suministros.irpf;type='text';title='IRPF']</text:p>
          </table:table-cell>
          <table:table-cell table:style-name="Tabla1.H4" office:value-type="string">
            <text:p text:style-name="P50">[g_suministros.total;type='text';title='Total']</text:p>
          </table:table-cell>
        </table:table-row>
      </table:table>
      <text:p text:style-name="P73"><text:span text:style-name="T90"/></text:p>
      <text:p text:style-name="P52"><text:span text:style-name="Fuente_20_de_20_párrafo_20_predeter."><text:span text:style-name="T82">PONER ESTO SI ESTÁ EXENTO, SI NO BORRARLO:</text:span></text:span></text:p>
      <text:p text:style-name="P52"><text:span text:style-name="Fuente_20_de_20_párrafo_20_predeter."><text:span text:style-name="T91">* Operación exenta del Impuesto General Indirecto Canario.</text:span></text:span></text:p>
      <text:p text:style-name="P74"><text:span text:style-name="Fuente_20_de_20_párrafo_20_predeter."><text:span text:style-name="T92">[onshow;block=end]</text:span></text:span></text:p>
      <text:p text:style-name="P74"><text:span text:style-name="Fuente_20_de_20_párrafo_20_predeter."><text:span text:style-name="T92">[onshow;block=begin;bloc=</text:span></text:span><text:span text:style-name="Fuente_20_de_20_párrafo_20_predeter."><text:span text:style-name="T93">expertos</text:span></text:span><text:span text:style-name="Fuente_20_de_20_párrafo_20_predeter."><text:span text:style-name="T92">_proveedor]<text:line-break/>Para el desarrollo del proyecto </text:span></text:span><text:span text:style-name="Fuente_20_de_20_párrafo_20_predeter."><text:span text:style-name="T94">es</text:span></text:span><text:span text:style-name="Fuente_20_de_20_párrafo_20_predeter."><text:span text:style-name="T92"> necesaria la </text:span></text:span><text:span text:style-name="Fuente_20_de_20_párrafo_20_predeter."><text:span text:style-name="T95">designación de los siguientes expertos </text:span></text:span><text:span text:style-name="Fuente_20_de_20_párrafo_20_predeter."><text:span text:style-name="T96">al no contar el centro directivo con personal suficiente y adecuado para su ejecución:</text:span></text:span></text:p>
      <text:list text:continue-list="list123361083294344" text:style-name="L3">
        <text:list-header>
          <text:p text:style-name="P75">PERSONAL experto <text:span text:style-name="T97">a contratar</text:span>: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ext:soft-page-break/>
        <table:table-row table:style-name="Tabla4.1">
          <table:table-cell table:style-name="Tabla4.A1" office:value-type="string">
            <text:p text:style-name="P41">EMPRESA/PROVEEDOR</text:p>
          </table:table-cell>
          <table:table-cell table:style-name="Tabla4.A1" table:number-columns-spanned="4" office:value-type="string">
            <text:p text:style-name="P41">[expertos_proveedor;type='text';title='<text:span text:style-name="T76">Personal </text:span>Proveedor/Experto';placeholder='Nombre del experto';required='true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2">CIF/NIF</text:p>
          </table:table-cell>
          <table:table-cell table:style-name="Tabla4.G1" table:number-columns-spanned="2" office:value-type="string">
            <text:p text:style-name="P43">[expertos_cif;type='text';title='<text:span text:style-name="T76">Experto </text:span>CIF/NIF';placeholder='B12345678';required='true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1">Correo electrónico</text:p>
          </table:table-cell>
          <table:covered-table-cell/>
          <table:table-cell table:style-name="Tabla4.A2" table:number-columns-spanned="3" office:value-type="string">
            <text:p text:style-name="P41">[expertos_email;type='email';title='<text:span text:style-name="T76">Experto </text:span>Correo';required='true']</text:p>
          </table:table-cell>
          <table:covered-table-cell/>
          <table:covered-table-cell/>
          <table:table-cell table:style-name="Tabla4.A2" office:value-type="string">
            <text:p text:style-name="P76">Teléfono</text:p>
          </table:table-cell>
          <table:table-cell table:style-name="Tabla4.G2" table:number-columns-spanned="2" office:value-type="string">
            <text:p text:style-name="P41">[expertos_telefono;type='text';title='<text:span text:style-name="T76">Experto </text:span>Teléfono';required='true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1">CONCEPTOS</text:p>
          </table:table-cell>
          <table:covered-table-cell/>
          <table:table-cell table:style-name="Tabla4.C3" office:value-type="string">
            <text:p text:style-name="P44"><text:span text:style-name="T78">CANTIDAD</text:span><text:span text:style-name="T79"> </text:span></text:p>
          </table:table-cell>
          <table:table-cell table:style-name="Tabla4.D3" office:value-type="string">
            <text:p text:style-name="P45">IMPORTE UNITARIO</text:p>
          </table:table-cell>
          <table:table-cell table:style-name="Tabla4.E3" office:value-type="string">
            <text:p text:style-name="P46">IMPORT<text:span text:style-name="T68">E SIN IMPUESTOS</text:span></text:p>
          </table:table-cell>
          <table:table-cell table:style-name="Tabla4.F3" office:value-type="string">
            <text:p text:style-name="P42">IGIC</text:p>
          </table:table-cell>
          <table:table-cell table:style-name="Tabla4.G3" office:value-type="string">
            <text:p text:style-name="P43">IRPF</text:p>
          </table:table-cell>
          <table:table-cell table:style-name="Tabla4.H3" office:value-type="string">
            <text:p text:style-name="P47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23359168926752" text:style-name="L4">
              <text:list-header>
                <text:p text:style-name="P48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8"><office:annotation office:name="__Annotation__987_536106282" loext:resolved="false"><dc:creator>NATALIA RODRIGUEZ HERNANDEZ</dc:creator><dc:date>2025-06-13T11:51:24.308927732</dc:date><text:p text:style-name="P51"><text:span text:style-name="T81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77"><text:span text:style-name="Fuente_20_de_20_párrafo_20_predeter."><text:span text:style-name="T98">[onshow;block=end]</text:span></text:span></text:p>
      <text:p text:style-name="P78"><text:span text:style-name="Fuente_20_de_20_párrafo_20_predeter."><text:span text:style-name="T99">La forma de pago será de una sola vez, contra factura </text:span></text:span><text:span text:style-name="Fuente_20_de_20_párrafo_20_predeter."><text:span text:style-name="T100">y </text:span></text:span><text:span text:style-name="Fuente_20_de_20_párrafo_20_predeter."><text:span text:style-name="T99">una vez se </text:span></text:span><text:span text:style-name="Fuente_20_de_20_párrafo_20_predeter."><text:span text:style-name="T101">lleve a cabo la entrega </text:span></text:span><text:span text:style-name="Fuente_20_de_20_párrafo_20_predeter."><text:span text:style-name="T102">de los artículos que integran el suministro </text:span></text:span><text:span text:style-name="Fuente_20_de_20_párrafo_20_predeter."><text:span text:style-name="T103">o el desarrollo del correspondiente servicio</text:span></text:span><text:span text:style-name="Fuente_20_de_20_párrafo_20_predeter."><text:span text:style-name="T101">.</text:span></text:span></text:p>
      <text:p text:style-name="P79"><text:span text:style-name="T104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9">Se ha comprobado que al contratista <text:span text:style-name="T105">propuesto </text:span>no se le han adjudicado en el presente ejercicio contratos menores con el mismo objeto que individual o conjuntamente superen el valor estimado de 15.000 euros.</text:p>
      <text:p text:style-name="P78"><text:span text:style-name="Fuente_20_de_20_párrafo_20_predeter."><text:span text:style-name="T106">El órgano de contratación, que actúa en nombre de la Administración Pública de la Comunidad Autónoma de Canarias es </text:span></text:span><text:span text:style-name="Fuente_20_de_20_párrafo_20_predeter."><text:span text:style-name="T107">la Dirección General de Ordenación de las Enseñanzas, Inclusión e Innovación</text:span></text:span><text:span text:style-name="Fuente_20_de_20_párrafo_20_predeter."><text:span text:style-name="T106">, con arreglo a las facultades que le confiere </text:span></text:span><text:span text:style-name="Fuente_20_de_20_párrafo_20_predeter."><text:span text:style-name="T108">el artículo 19.3 del Decreto 212/1991, de 11 de septiembre, de organización de los Departamentos de la Administración Autonómica de Canarias</text:span></text:span><text:span text:style-name="Fuente_20_de_20_párrafo_20_predeter."><text:span text:style-name="T106">, hasta un máximo de 120.000,00 euros, cualquiera que sea el procedimiento de contratación.</text:span></text:span></text:p>
      <text:p text:style-name="P80"><text:span text:style-name="Fuente_20_de_20_párrafo_20_predeter."><text:span text:style-name="T109">En </text:span></text:span><text:span text:style-name="Fuente_20_de_20_párrafo_20_predeter."><text:span text:style-name="T110">consecuencia, </text:span></text:span><text:span text:style-name="Fuente_20_de_20_párrafo_20_predeter."><text:span text:style-name="T111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10">se eleva el presente informe </text:span></text:span><text:span text:style-name="Fuente_20_de_20_párrafo_20_predeter."><text:span text:style-name="T111">propuesta.</text:span></text:span></text:p>
      <text:p text:style-name="P81"/>
      <text:p text:style-name="P82"><text:soft-page-break/><text:span text:style-name="T104">EL RESPONSABLE</text:span> DE<text:span text:style-name="T112">L</text:span> SERVICIO DE ORDENACIÓN DE LAS ENSEÑANZAS</text:p>
      <text:p text:style-name="P83"/>
      <text:p text:style-name="P83">_________________________________________________________________________</text:p>
      <text:p text:style-name="P81"/>
      <text:p text:style-name="P81"><text:span text:style-name="T113">EL</text:span> DIRECTOR <text:span text:style-name="T104">GENERAL DE ORDENACIÓN DE LAS ENSEÑANZAS, </text:span><text:span text:style-name="T114">INCLUSIÓN E INNOVACIÓN</text:span></text:p>
      <text:p text:style-name="P84"/>
      <text:p text:style-name="P85"><text:span text:style-name="Fuente_20_de_20_párrafo_20_predeter."><text:span text:style-name="T115"/></text:span></text:p>
      <text:p text:style-name="P86"><text:span text:style-name="Fuente_20_de_20_párrafo_20_predeter."><text:span text:style-name="T116"/></text:span></text:p>
      <text:p text:style-name="P87"><text:span text:style-name="Fuente_20_de_20_párrafo_20_predeter."><text:span text:style-name="T117"/></text:span></text:p>
      <text:p text:style-name="P87"><text:span text:style-name="Fuente_20_de_20_párrafo_20_predeter."><text:span text:style-name="T117"/></text:span></text:p>
      <text:p text:style-name="P88"><text:span text:style-name="Fuente_20_de_20_párrafo_20_predeter."><text:span text:style-name="T1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7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7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6</meta:editing-cycles>
    <meta:editing-duration>PT18H32M13S</meta:editing-duration>
    <meta:generator>LibreOffice/25.8.3.2$MacOSX_AARCH64 LibreOffice_project/8ca8d55c161d602844f5428fa4b58097424e324e</meta:generator>
    <dc:date>2025-12-03T12:33:58.871039000</dc:date>
    <meta:print-date>2025-04-07T14:48:24.399000000</meta:print-date>
    <meta:document-statistic meta:table-count="7" meta:image-count="2" meta:object-count="0" meta:page-count="7" meta:paragraph-count="180" meta:word-count="961" meta:character-count="9822" meta:non-whitespace-character-count="9053"/>
    <meta:user-defined meta:name="AppVersion">16.0000</meta:user-defined>
  </office:meta>
</office:document-meta>
</file>